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5c78" officeooo:paragraph-rsid="00175c78"/>
    </style:style>
    <style:style style:name="P2" style:family="paragraph" style:parent-style-name="Standard" style:list-style-name="L1">
      <style:text-properties officeooo:rsid="00183cf4" officeooo:paragraph-rsid="00183cf4"/>
    </style:style>
    <style:style style:name="P3" style:family="paragraph" style:parent-style-name="Standard" style:list-style-name="L1">
      <style:text-properties officeooo:rsid="001a2de2" officeooo:paragraph-rsid="001a2de2"/>
    </style:style>
    <style:style style:name="P4" style:family="paragraph" style:parent-style-name="Standard" style:list-style-name="L1">
      <style:text-properties officeooo:rsid="001b7999" officeooo:paragraph-rsid="001b7999"/>
    </style:style>
    <style:style style:name="P5" style:family="paragraph" style:parent-style-name="Standard" style:list-style-name="L1">
      <style:text-properties officeooo:rsid="001d5f64" officeooo:paragraph-rsid="001d5f64"/>
    </style:style>
    <style:style style:name="P6" style:family="paragraph" style:parent-style-name="Standard" style:list-style-name="L1">
      <style:text-properties officeooo:rsid="001ef526" officeooo:paragraph-rsid="001ef526"/>
    </style:style>
    <style:style style:name="P7" style:family="paragraph" style:parent-style-name="Standard" style:list-style-name="L1">
      <style:text-properties officeooo:rsid="001f6617" officeooo:paragraph-rsid="001f6617"/>
    </style:style>
    <style:style style:name="P8" style:family="paragraph" style:parent-style-name="Standard" style:list-style-name="L1">
      <style:text-properties officeooo:rsid="001fc8d2" officeooo:paragraph-rsid="001fc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97418277975635582" text:style-name="L1">
        <text:list-item>
          <text:p text:style-name="P1">Jagger's main point</text:p>
          <text:list>
            <text:list-item>
              <text:p text:style-name="P1">Is it possible to have a dialogue within a globalized community</text:p>
            </text:list-item>
            <text:list-item>
              <text:p text:style-name="P1">Two parts:</text:p>
              <text:list>
                <text:list-item>
                  <text:p text:style-name="P1">Toward open, democratic discussion</text:p>
                </text:list-item>
                <text:list-item>
                  <text:p text:style-name="P1">Being attentive to inequalities among those who are part of the dialogue </text:p>
                </text:list-item>
              </text:list>
            </text:list-item>
            <text:list-item>
              <text:p text:style-name="P1">This is especially pressing for feminists as women</text:p>
              <text:list>
                <text:list-item>
                  <text:p text:style-name="P1">“Frequently takenas emblems of cultural integrity”</text:p>
                </text:list-item>
                <text:list-item>
                  <text:p text:style-name="P2">We have to take these issues seriously without treating the people affected as victims</text:p>
                </text:list-item>
              </text:list>
            </text:list-item>
            <text:list-item>
              <text:p text:style-name="P1">It's very easy for someone who's a specialist in a particular field to “speak for” another group</text:p>
            </text:list-item>
            <text:list-item>
              <text:p text:style-name="P2">The way that we understand how life works can influence even how we dress</text:p>
            </text:list-item>
            <text:list-item>
              <text:p text:style-name="P3">Westerners who go to other countries generally see effects and not causes</text:p>
            </text:list-item>
            <text:list-item>
              <text:p text:style-name="P4">The tradition of moral value includes discursive equality, openness, and inclusiveness.</text:p>
            </text:list-item>
            <text:list-item>
              <text:p text:style-name="P4">However, it treats these values as ideals, often detached from their concrete application</text:p>
            </text:list-item>
            <text:list-item>
              <text:p text:style-name="P4">Feminist ethics “addressed directly issues of discursive equality and openness in situations inevitably structured by power”</text:p>
            </text:list-item>
          </text:list>
        </text:list-item>
        <text:list-item>
          <text:p text:style-name="P5">Gendered interests</text:p>
          <text:list>
            <text:list-item>
              <text:p text:style-name="P5">It's good to note differences in “gendered interests”</text:p>
              <text:list>
                <text:list-item>
                  <text:p text:style-name="P5">Strategic</text:p>
                </text:list-item>
                <text:list-item>
                  <text:p text:style-name="P5">Practical</text:p>
                </text:list-item>
              </text:list>
            </text:list-item>
          </text:list>
        </text:list-item>
        <text:list-item>
          <text:p text:style-name="P6">Indispensability of closed communities</text:p>
          <text:list>
            <text:list-item>
              <text:p text:style-name="P6">Threat of exclusion to silence dissent</text:p>
            </text:list-item>
            <text:list-item>
              <text:p text:style-name="P7">Reasonable to exclude</text:p>
              <text:list>
                <text:list-item>
                  <text:p text:style-name="P7">People who share no common interests or exclusions</text:p>
                </text:list-item>
                <text:list-item>
                  <text:p text:style-name="P7">Smaller groups may exclude larger groups to make a point</text:p>
                  <text:list>
                    <text:list-item>
                      <text:p text:style-name="P8">Only to a poin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1:32:31.843157164</meta:creation-date>
    <meta:generator>LibreOffice/4.3.1.2$Linux_X86_64 LibreOffice_project/430m0$Build-2</meta:generator>
    <dc:date>2014-09-25T10:49:54.125123210</dc:date>
    <meta:editing-duration>PT2H56M55S</meta:editing-duration>
    <meta:editing-cycles>8</meta:editing-cycles>
    <meta:document-statistic meta:table-count="0" meta:image-count="0" meta:object-count="0" meta:page-count="1" meta:paragraph-count="24" meta:word-count="214" meta:character-count="1258" meta:non-whitespace-character-count="1091"/>
  </office:meta>
</office:document-meta>
</file>